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99a" officeooo:paragraph-rsid="0013d99a"/>
    </style:style>
    <style:style style:name="P2" style:family="paragraph" style:parent-style-name="Standard">
      <style:text-properties officeooo:rsid="0013d99a" officeooo:paragraph-rsid="0013d99a"/>
    </style:style>
    <style:style style:name="P3" style:family="paragraph" style:parent-style-name="Standard">
      <style:text-properties officeooo:rsid="0013d99a" officeooo:paragraph-rsid="0014b3f7"/>
    </style:style>
    <style:style style:name="P4" style:family="paragraph" style:parent-style-name="Standard">
      <style:text-properties officeooo:rsid="0013d99a" officeooo:paragraph-rsid="0018fba0"/>
    </style:style>
    <style:style style:name="P5" style:family="paragraph" style:parent-style-name="Standard">
      <style:text-properties officeooo:rsid="0013d99a" officeooo:paragraph-rsid="00193f52"/>
    </style:style>
    <style:style style:name="P6" style:family="paragraph" style:parent-style-name="Standard">
      <style:text-properties officeooo:rsid="0013d99a" officeooo:paragraph-rsid="001999f0"/>
    </style:style>
    <style:style style:name="P7" style:family="paragraph" style:parent-style-name="Standard">
      <style:text-properties officeooo:rsid="0017bedb" officeooo:paragraph-rsid="0017bedb"/>
    </style:style>
    <style:style style:name="T1" style:family="text">
      <style:text-properties officeooo:rsid="0014b3f7"/>
    </style:style>
    <style:style style:name="T2" style:family="text">
      <style:text-properties officeooo:rsid="0016663a"/>
    </style:style>
    <style:style style:name="T3" style:family="text">
      <style:text-properties officeooo:rsid="0017bedb"/>
    </style:style>
    <style:style style:name="T4" style:family="text">
      <style:text-properties officeooo:rsid="0017c34d"/>
    </style:style>
    <style:style style:name="T5" style:family="text">
      <style:text-properties officeooo:rsid="0018e29d"/>
    </style:style>
    <style:style style:name="T6" style:family="text">
      <style:text-properties officeooo:rsid="0018fba0"/>
    </style:style>
    <style:style style:name="T7" style:family="text">
      <style:text-properties officeooo:rsid="00193f52"/>
    </style:style>
    <style:style style:name="T8" style:family="text">
      <style:text-properties officeooo:rsid="00199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 : </text:p>
      <text:p text:style-name="P1"><text:tab/>articles</text:p>
      <text:p text:style-name="P1"><text:tab/><text:tab/>art_reference</text:p>
      <text:p text:style-name="P1"><text:tab/><text:tab/>art_nom</text:p>
      <text:p text:style-name="P1"><text:tab/><text:tab/>art_prixvente</text:p>
      <text:p text:style-name="P1"><text:tab/><text:tab/>art_stock</text:p>
      <text:p text:style-name="P1"><text:tab/><text:tab/>constructeur</text:p>
      <text:p text:style-name="P1"><text:tab/><text:tab/>getters</text:p>
      <text:p text:style-name="P1"><text:tab/><text:tab/>setters(sauf pour reference)</text:p>
      <text:p text:style-name="P7"><text:tab/><text:tab/>méthode To_String</text:p>
      <text:p text:style-name="P1"/>
      <text:p text:style-name="P1"><text:tab/>StockProgram</text:p>
      <text:p text:style-name="P1"><text:tab/><text:tab/><text:span text:style-name="T1">instanciation des articles</text:span></text:p>
      <text:p text:style-name="P1"><text:tab/><text:tab/><text:span text:style-name="T1">ajout des articles dans une collection </text:span><text:span text:style-name="T5">(arraylist)</text:span></text:p>
      <text:p text:style-name="P3"><text:tab/><text:tab/><text:span text:style-name="T7">affichages</text:span></text:p>
      <text:p text:style-name="P3"><text:tab/>Menu</text:p>
      <text:p text:style-name="P3"><text:tab/><text:tab/></text:p>
      <text:p text:style-name="P3"><text:tab/><text:tab/><text:span text:style-name="T3">variable collection assignée depuis StockProgram</text:span></text:p>
      <text:p text:style-name="P3"><text:tab/><text:tab/><text:span text:style-name="T2">1 : r</text:span><text:span text:style-name="T7">ien en paramètre, numéro demandé depuis la fonction</text:span></text:p>
      <text:p text:style-name="P3"><text:tab/><text:tab/><text:tab/><text:span text:style-name="T2">si le numéro n’existe pas, mettre un message</text:span></text:p>
      <text:p text:style-name="P3"><text:tab/><text:tab/><text:tab/><text:span text:style-name="T3">utilise la méthode To_String()</text:span></text:p>
      <text:p text:style-name="P4"><text:tab/><text:tab/><text:span text:style-name="T2">2 : </text:span><text:span text:style-name="T6">ajoute à la collection</text:span></text:p>
      <text:p text:style-name="P4"><text:span text:style-name="T4"><text:tab/><text:tab/><text:tab/>utiliser la méthode To_String pour vérifier les infos</text:span></text:p>
      <text:p text:style-name="P6"><text:tab/><text:tab/><text:span text:style-name="T6">3 : </text:span><text:span text:style-name="T2">r</text:span><text:span text:style-name="T7">ien en paramètre, numéro demandé depuis la fonction</text:span></text:p>
      <text:p text:style-name="P5"><text:tab/><text:tab/><text:span text:style-name="T1">4 : modification : </text:span><text:span text:style-name="T5">numéro en paramètre, </text:span></text:p>
      <text:p text:style-name="P5"><text:span text:style-name="T5"><text:tab/><text:tab/><text:tab/>utilise les setters</text:span></text:p>
      <text:p text:style-name="P5"><text:tab/><text:tab/><text:tab/><text:span text:style-name="T7">choix multiples</text:span></text:p>
      <text:p text:style-name="P6"><text:tab/><text:tab/><text:span text:style-name="T7">5 : </text:span><text:span text:style-name="T2">r</text:span><text:span text:style-name="T7">ien en paramètre, n</text:span><text:span text:style-name="T8">om</text:span><text:span text:style-name="T7"> demandé depuis la fonction, </text:span><text:span text:style-name="T8">pareil que la première</text:span></text:p>
      <text:p text:style-name="P5"><text:tab/><text:tab/><text:span text:style-name="T7">6 : </text:span><text:span text:style-name="T8">demande un prix minimum et un prix maximum</text:span></text:p>
      <text:p text:style-name="P5"><text:tab/><text:tab/><text:tab/><text:span text:style-name="T8">affiche tous les articles qui correspondent</text:span></text:p>
      <text:p text:style-name="P5"><text:tab/><text:tab/><text:span text:style-name="T7">7 : </text:span><text:span text:style-name="T8">utilise une boucle foreach</text:span></text:p>
      <text:p text:style-name="P5"><text:tab/><text:tab/><text:span text:style-name="T7">8 : </text:span><text:span text:style-name="T8">stoppe le programm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0:19:13.535000000</meta:creation-date>
    <dc:date>2023-10-04T11:12:54.655000000</dc:date>
    <meta:editing-duration>PT42M12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1" meta:word-count="131" meta:character-count="895" meta:non-whitespace-character-count="729"/>
  </office:meta>
</office:document-meta>
</file>